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2mm" svg:y="42.18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3">
          <table:table-cell table:number-columns-repeated="3"/>
          <table:table-cell table:style-name="ce8"/>
          <table:table-cell table:style-name="ce10"/>
        </table:table-row>
        <table:table-row table:style-name="ro1">
          <table:table-cell table:number-columns-repeated="3"/>
          <table:table-cell table:style-name="ce8"/>
          <table:table-cell table:style-name="ce10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176.28mm" svg:y="41.77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4:39:08.672694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1-11T14:55:26.161290877</dc:date>
    <meta:editing-duration>PT20M15S</meta:editing-duration>
    <meta:editing-cycles>2</meta:editing-cycles>
    <meta:generator>LibreOffice/6.0.7.3$Linux_X86_64 LibreOffice_project/00m0$Build-3</meta:generator>
    <meta:document-statistic meta:table-count="2" meta:cell-count="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